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2" style:family="graphic" style:parent-style-name="standard">
      <style:graphic-properties draw:stroke="none" svg:stroke-color="#000000" draw:fill="none" draw:fill-color="#ffffff" fo:min-height="0.25cm"/>
    </style:style>
    <style:style style:name="gr3" style:family="graphic" style:parent-style-name="standard">
      <style:graphic-properties draw:stroke="none" svg:stroke-color="#000000" draw:fill="none" draw:fill-color="#ffffff" fo:min-height="1cm"/>
    </style:style>
    <style:style style:name="gr4" style:family="graphic" style:parent-style-name="standard">
      <style:graphic-properties draw:stroke="none" svg:stroke-color="#000000" draw:fill="none" draw:fill-color="#ffffff" fo:min-height="1.5cm"/>
    </style:style>
    <style:style style:name="gr5" style:family="graphic" style:parent-style-name="objectwithoutfill">
      <style:graphic-properties svg:stroke-width="0.04cm" svg:stroke-color="#000000" draw:marker-start-width="0.26cm" draw:marker-end-width="0.26cm" draw:fill="none" draw:textarea-horizontal-align="center" draw:textarea-vertical-align="middle" fo:padding-top="0.145cm" fo:padding-bottom="0.145cm" fo:padding-left="0.27cm" fo:padding-right="0.27cm"/>
    </style:style>
    <style:style style:name="gr6" style:family="graphic" style:parent-style-name="standard">
      <style:graphic-properties draw:stroke="none" svg:stroke-color="#000000" draw:fill="none" draw:fill-color="#ffffff" fo:min-height="0.75cm"/>
    </style:style>
    <style:style style:name="gr7" style:family="graphic" style:parent-style-name="objectwithoutfill">
      <style:graphic-properties svg:stroke-width="0.3cm" svg:stroke-color="#c0c0c0" draw:marker-start-width="0.65cm" draw:marker-end-width="0.65cm" draw:fill="none" draw:textarea-horizontal-align="center" draw:textarea-vertical-align="middle" fo:padding-top="0.275cm" fo:padding-bottom="0.275cm" fo:padding-left="0.4cm" fo:padding-right="0.4cm"/>
    </style:style>
    <style:style style:name="gr8" style:family="graphic" style:parent-style-name="standard">
      <style:graphic-properties svg:stroke-width="0.04cm" draw:marker-start-width="0.26cm" draw:marker-end-width="0.26cm" draw:textarea-horizontal-align="center" draw:textarea-vertical-align="middle" fo:padding-top="0.145cm" fo:padding-bottom="0.145cm" fo:padding-left="0.27cm" fo:padding-right="0.2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2.999cm" svg:height="2.999cm" draw:transform="rotate (3.1415926535892) translate (6.00000000000534cm 4.25cm)" svg:viewBox="0 0 3000 3000" draw:points="2000,-8500 3000,-8500 3000,-7500 2000,-7500 2000,-6500 3000,-6500 3000,-5500 0,-5500 0,-6500 1000,-6500 1000,-7500 0,-7500 0,-8500 1000,-8500">
          <text:p/>
        </draw:polyline>
        <draw:polyline draw:style-name="gr1" draw:text-style-name="P1" draw:layer="layout" svg:width="0.999cm" svg:height="0.999cm" draw:transform="rotate (1.5707963267946) translate (1cm 3.25000000000208cm)" svg:viewBox="0 0 1000 1000" draw:points="0,2000 1000,2000 1000,3000 0,3000">
          <text:p/>
        </draw:polyline>
        <draw:polyline draw:style-name="gr1" draw:text-style-name="P1" draw:layer="layout" svg:width="3.499cm" svg:height="3.499cm" draw:transform="rotate (1.5707963267946) translate (7cm 4.50000000000728cm)" svg:viewBox="0 0 3500 3500" draw:points="0,15500 500,15500 500,15000 0,15000 0,14000 500,14000 500,14500 1000,14500 1000,14000 1500,14000 1500,15000 1000,15000 1000,15500 2500,15500 2500,15000 2000,15000 2000,14000 2500,14000 2500,14500 3000,14500 3000,14000 3500,14000 3500,15000 3000,15000 3000,15500 3500,15500 3500,16000 3000,16000 3000,16500 3500,16500 3500,17500 3000,17500 3000,17000 2500,17000 2500,17500 2000,17500 2000,17000 2000,16500 2500,16500 2500,16000 2000,16000 1000,16000 1000,16500 1500,16500 1500,17500 1000,17500 1000,17000 500,17000 500,17500 0,17500 0,16500 500,16500 500,16000 0,16000">
          <text:p/>
        </draw:polyline>
        <draw:polyline draw:style-name="gr1" draw:text-style-name="P1" draw:layer="layout" svg:width="0.999cm" svg:height="0.999cm" draw:transform="rotate (1.5707963267946) translate (1cm 7.25000000000208cm)" svg:viewBox="0 0 1000 1000" draw:points="0,2000 1000,2000 1000,3000 0,3000">
          <text:p/>
        </draw:polyline>
        <draw:polyline draw:style-name="gr1" draw:text-style-name="P1" draw:layer="layout" svg:width="2.999cm" svg:height="2.999cm" svg:x="3cm" svg:y="5.25cm" svg:viewBox="0 0 3000 3000" draw:points="0,3000 1000,3000 1000,2000 0,2000 0,0 1000,0 1000,1000 2000,1000 2000,0 3000,0 3000,2000 2000,2000 2000,3000 3000,3000">
          <text:p/>
        </draw:polyline>
        <draw:polyline draw:style-name="gr1" draw:text-style-name="P1" draw:layer="layout" svg:width="3.499cm" svg:height="3.499cm" draw:transform="rotate (1.5707963267946) translate (7cm 8.50000000000727cm)" svg:viewBox="0 0 3500 3500" draw:points="0,14000 500,14000 500,14500 0,14500 0,15500 500,15500 500,15000 1000,15000 1000,15500 1500,15500 1500,14500 1000,14500 1000,14000 2000,14000 2000,14500 2500,14500 2500,14000 3500,14000 3500,14500 3000,14500 3000,15000 3500,15000 3500,15500 2500,15500 2500,15000 2000,15000 2000,15500 2000,16500 2500,16500 2500,16000 3500,16000 3500,16500 3000,16500 3000,17000 3500,17000 3500,17500 2500,17500 2500,17000 2000,17000 2000,17500 1000,17500 1000,17000 1500,17000 1500,16000 1000,16000 1000,16500 500,16500 500,16000 0,16000 0,17000 500,17000 500,17500 0,17500">
          <text:p/>
        </draw:polyline>
        <draw:frame draw:style-name="gr2" draw:layer="layout" svg:width="5cm" svg:height="0.963cm" svg:x="14cm" svg:y="6cm">
          <draw:text-box>
            <text:p>Hilbert</text:p>
          </draw:text-box>
        </draw:frame>
        <draw:frame draw:style-name="gr2" draw:layer="layout" svg:width="5cm" svg:height="0.963cm" svg:x="14cm" svg:y="3.537cm">
          <draw:text-box>
            <text:p>Moore</text:p>
          </draw:text-box>
        </draw:frame>
        <draw:polyline draw:style-name="gr1" draw:text-style-name="P1" draw:layer="layout" svg:width="0.999cm" svg:height="0.999cm" svg:x="1cm" svg:y="10.45cm" svg:viewBox="0 0 1000 1000" draw:points="0,0 1000,0 0,1000 1000,1000">
          <text:p/>
        </draw:polyline>
        <draw:polyline draw:style-name="gr1" draw:text-style-name="P1" draw:layer="layout" svg:width="2.999cm" svg:height="2.999cm" svg:x="3cm" svg:y="9.45cm" svg:viewBox="0 0 3000 3000" draw:points="0,0 1000,0 0,1000 1000,1000 2000,0 3000,0 2000,1000 3000,1000 0,2000 1000,2000 0,3000 1000,3000 2000,2000 3000,2000 2000,3000 3000,3000">
          <text:p/>
        </draw:polyline>
        <draw:polyline draw:style-name="gr1" draw:text-style-name="P1" draw:layer="layout" svg:width="3.499cm" svg:height="3.499cm" svg:x="7cm" svg:y="9.2cm" svg:viewBox="0 0 3500 3500" draw:points="0,0 500,0 0,500 500,500 1000,0 1500,0 1000,500 1500,500 0,1000 500,1000 0,1500 500,1500 1000,1000 1500,1000 1000,1500 1500,1500 2000,0 2500,0 2000,500 2500,500 3000,0 3500,0 3000,500 3500,500 2000,1000 2500,1000 2000,1500 2500,1500 3000,1000 3500,1000 3000,1500 3500,1500 0,2000 500,2000 0,2500 500,2500 1000,2000 1500,2000 1000,2500 1500,2500 0,3000 500,3000 0,3500 500,3500 1000,3000 1500,3000 1000,3500 1500,3500 2000,2000 2500,2000 2000,2500 2500,2500 3000,2000 3500,2000 3000,2500 3500,2500 2000,3000 2500,3000 2000,3500 2500,3500 3000,3000 3500,3000 3000,3500 3500,3500">
          <text:p/>
        </draw:polyline>
        <draw:frame draw:style-name="gr3" draw:layer="layout" svg:width="5.5cm" svg:height="1.25cm" svg:x="13.5cm" svg:y="10cm">
          <draw:text-box>
            <text:p>Z / Morton</text:p>
          </draw:text-box>
        </draw:frame>
        <draw:polyline draw:style-name="gr1" draw:text-style-name="P1" draw:layer="layout" svg:width="1.999cm" svg:height="1.999cm" draw:transform="rotate (1.5707963267946) translate (1cm 16.0000000000042cm)" svg:viewBox="0 0 2000 2000" draw:points="0,2000 2000,2000 2000,3000 0,3000 0,4000 2000,4000">
          <text:p/>
        </draw:polyline>
        <draw:polyline draw:style-name="gr1" draw:text-style-name="P1" draw:layer="layout" svg:width="3.999cm" svg:height="3.999cm" draw:transform="rotate (1.5707963267946) translate (4cm 17.1000000000083cm)" svg:viewBox="0 0 4000 4000" draw:points="0,8000 1000,8000 1000,8500 0,8500 0,9000 2500,9000 2500,8500 1500,8500 1500,8000 4000,8000 4000,8500 3000,8500 3000,9000 4000,9000 4000,9500 3000,9500 3000,10000 4000,10000 4000,10500 1500,10500 1500,10000 2500,10000 2500,9500 0,9500 0,10000 1000,10000 1000,10500 0,10500 0,11000 1000,11000 1000,11500 0,11500 0,12000 2500,12000 2500,11500 1500,11500 1500,11000 4000,11000 4000,11500 3000,11500 3000,12000 4000,12000">
          <text:p/>
        </draw:polyline>
        <draw:frame draw:style-name="gr4" draw:layer="layout" svg:width="5cm" svg:height="1.75cm" svg:x="12.5cm" svg:y="14.1cm">
          <draw:text-box>
            <text:p>Peano</text:p>
          </draw:text-box>
        </draw:frame>
        <draw:polyline draw:style-name="gr5" draw:text-style-name="P1" draw:layer="layout" svg:width="3.999cm" svg:height="3.999cm" svg:x="13cm" svg:y="22cm" svg:viewBox="0 0 4000 4000" draw:points="0,4000 2000,4000 1000,3000 0,3000 1000,2000 2000,2000 1000,1000 0,2000 0,0 1000,0 2000,1000 2000,0 4000,0 4000,1000 3000,1000 3000,2000 2000,3000 3000,4000 3000,3000 4000,2000 4000,3000 4000,4000">
          <text:p/>
        </draw:polyline>
        <draw:frame draw:style-name="gr6" draw:layer="layout" svg:width="4cm" svg:height="1cm" svg:x="14.5cm" svg:y="16cm">
          <draw:text-box>
            <text:p>E-Kurve</text:p>
          </draw:text-box>
        </draw:frame>
        <draw:polyline draw:style-name="gr7" draw:text-style-name="P1" draw:layer="layout" svg:width="7.999cm" svg:height="7.999cm" svg:x="2.8cm" svg:y="18.9cm" svg:viewBox="0 0 8000 8000" draw:points="0,8000 4000,8000 2000,6000 0,6000 2000,4000 4000,4000 2000,2000 0,4000 0,0 2000,0 4000,2000 4000,0 8000,0 8000,2000 6000,2000 6000,4000 4000,6000 6000,8000 6000,6000 8000,4000 8000,6000 8000,8000">
          <text:p/>
        </draw:polyline>
        <draw:g>
          <draw:polyline draw:style-name="gr1" draw:text-style-name="P1" draw:layer="layout" svg:width="1.599cm" svg:height="1.599cm" svg:x="2cm" svg:y="26.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4cm" svg:y="26.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7.6cm 26.099999999999cm)" svg:viewBox="0 0 1600 1600" draw:points="0,-13600 800,-13600 400,-14000 0,-14000 400,-14400 800,-14400 400,-14800 0,-14400 0,-15200 400,-15200 800,-14800 800,-15200 1600,-15200 1600,-14800 1200,-14800 1200,-14400 800,-14000 1200,-13600 1200,-14000 1600,-14400 1600,-14000 1600,-13600">
            <text:p/>
          </draw:polyline>
          <draw:polyline draw:style-name="gr1" draw:text-style-name="P1" draw:layer="layout" svg:width="-1.599cm" svg:height="-1.599cm" svg:x="9.6cm" svg:y="27.7cm" svg:viewBox="0 0 -1600 -1600" draw:points="0,-53800 800,-53800 400,-54200 0,-54200 400,-54600 800,-54600 400,-55000 0,-54600 0,-55400 400,-55400 800,-55000 800,-55400 1600,-55400 1600,-55000 1200,-55000 1200,-54600 800,-54200 1200,-53800 1200,-54200 1600,-54600 1600,-54200 1600,-53800">
            <text:p/>
          </draw:polyline>
          <draw:polyline draw:style-name="gr1" draw:text-style-name="P1" draw:layer="layout" svg:width="1.599cm" svg:height="1.599cm" draw:transform="rotate (1.5707963267946) translate (10cm 27.7000000000033cm)" svg:viewBox="0 0 1600 1600" draw:points="0,21600 800,21600 400,21200 0,21200 400,20800 800,20800 400,20400 0,20800 0,20000 400,20000 800,20400 800,20000 1600,20000 1600,20400 1200,20400 1200,20800 800,21200 1200,21600 1200,21200 1600,20800 1600,21200 1600,21600">
            <text:p/>
          </draw:polyline>
          <draw:polyline draw:style-name="gr1" draw:text-style-name="P1" draw:layer="layout" svg:width="1.599cm" svg:height="1.599cm" draw:transform="rotate (1.5707963267946) translate (2cm 25.7000000000033cm)" svg:viewBox="0 0 1600 1600" draw:points="0,5600 800,5600 400,5200 0,5200 400,4800 800,4800 400,4400 0,4800 0,4000 400,4000 800,4400 800,4000 1600,4000 1600,4400 1200,4400 1200,4800 800,5200 1200,5600 1200,5200 1600,4800 1600,5200 1600,5600">
            <text:p/>
          </draw:polyline>
          <draw:polyline draw:style-name="gr1" draw:text-style-name="P1" draw:layer="layout" svg:width="1.599cm" svg:height="1.599cm" svg:x="4cm" svg:y="24.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46) translate (6cm 25.7000000000033cm)" svg:viewBox="0 0 1600 1600" draw:points="0,13600 800,13600 400,13200 0,13200 400,12800 800,12800 400,12400 0,12800 0,12000 400,12000 800,12400 800,12000 1600,12000 1600,12400 1200,12400 1200,12800 800,13200 1200,13600 1200,13200 1600,12800 1600,13200 1600,13600">
            <text:p/>
          </draw:polyline>
          <draw:polyline draw:style-name="gr1" draw:text-style-name="P1" draw:layer="layout" svg:width="1.599cm" svg:height="1.599cm" draw:transform="rotate (1.5707963267946) translate (8cm 25.7000000000033cm)" svg:viewBox="0 0 1600 1600" draw:points="0,17600 800,17600 400,17200 0,17200 400,16800 800,16800 400,16400 0,16800 0,16000 400,16000 800,16400 800,16000 1600,16000 1600,16400 1200,16400 1200,16800 800,17200 1200,17600 1200,17200 1600,16800 1600,17200 1600,17600">
            <text:p/>
          </draw:polyline>
          <draw:polyline draw:style-name="gr1" draw:text-style-name="P1" draw:layer="layout" svg:width="1.599cm" svg:height="1.599cm" draw:transform="rotate (1.5707963267946) translate (10cm 25.7000000000033cm)" svg:viewBox="0 0 1600 1600" draw:points="0,21600 800,21600 400,21200 0,21200 400,20800 800,20800 400,20400 0,20800 0,20000 400,20000 800,20400 800,20000 1600,20000 1600,20400 1200,20400 1200,20800 800,21200 1200,21600 1200,21200 1600,20800 1600,21200 1600,21600">
            <text:p/>
          </draw:polyline>
          <draw:polyline draw:style-name="gr1" draw:text-style-name="P1" draw:layer="layout" svg:width="-1.599cm" svg:height="-1.599cm" svg:x="3.6cm" svg:y="23.7cm" svg:viewBox="0 0 -1600 -1600" draw:points="0,-45800 800,-45800 400,-46200 0,-46200 400,-46600 800,-46600 400,-47000 0,-46600 0,-47400 400,-47400 800,-47000 800,-47400 1600,-47400 1600,-47000 1200,-47000 1200,-46600 800,-46200 1200,-45800 1200,-46200 1600,-46600 1600,-46200 1600,-45800">
            <text:p/>
          </draw:polyline>
          <draw:polyline draw:style-name="gr1" draw:text-style-name="P1" draw:layer="layout" svg:width="1.599cm" svg:height="1.599cm" svg:x="4cm" svg:y="22.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7.6cm 22.099999999999cm)" svg:viewBox="0 0 1600 1600" draw:points="0,-13600 800,-13600 400,-14000 0,-14000 400,-14400 800,-14400 400,-14800 0,-14400 0,-15200 400,-15200 800,-14800 800,-15200 1600,-15200 1600,-14800 1200,-14800 1200,-14400 800,-14000 1200,-13600 1200,-14000 1600,-14400 1600,-14000 1600,-13600">
            <text:p/>
          </draw:polyline>
          <draw:polyline draw:style-name="gr1" draw:text-style-name="P1" draw:layer="layout" svg:width="1.599cm" svg:height="1.599cm" draw:transform="rotate (-1.57079632679579) translate (9.6cm 22.099999999999cm)" svg:viewBox="0 0 1600 1600" draw:points="0,-17600 800,-17600 400,-18000 0,-18000 400,-18400 800,-18400 400,-18800 0,-18400 0,-19200 400,-19200 800,-18800 800,-19200 1600,-19200 1600,-18800 1200,-18800 1200,-18400 800,-18000 1200,-17600 1200,-18000 1600,-18400 1600,-18000 1600,-17600">
            <text:p/>
          </draw:polyline>
          <draw:polyline draw:style-name="gr1" draw:text-style-name="P1" draw:layer="layout" svg:width="1.599cm" svg:height="1.599cm" svg:x="10cm" svg:y="22.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3.6cm 20.099999999999cm)" svg:viewBox="0 0 1600 1600" draw:points="0,-5600 800,-5600 400,-6000 0,-6000 400,-6400 800,-6400 400,-6800 0,-6400 0,-7200 400,-7200 800,-6800 800,-7200 1600,-7200 1600,-6800 1200,-6800 1200,-6400 800,-6000 1200,-5600 1200,-6000 1600,-6400 1600,-6000 1600,-5600">
            <text:p/>
          </draw:polyline>
          <draw:polyline draw:style-name="gr1" draw:text-style-name="P1" draw:layer="layout" svg:width="1.599cm" svg:height="1.599cm" svg:x="4cm" svg:y="20.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7.6cm" svg:y="21.7cm" svg:viewBox="0 0 -1600 -1600" draw:points="0,-41800 800,-41800 400,-42200 0,-42200 400,-42600 800,-42600 400,-43000 0,-42600 0,-43400 400,-43400 800,-43000 800,-43400 1600,-43400 1600,-43000 1200,-43000 1200,-42600 800,-42200 1200,-41800 1200,-42200 1600,-42600 1600,-42200 1600,-41800">
            <text:p/>
          </draw:polyline>
          <draw:polyline draw:style-name="gr1" draw:text-style-name="P1" draw:layer="layout" svg:width="1.599cm" svg:height="1.599cm" svg:x="8cm" svg:y="20.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11.6cm 20.099999999999cm)" svg:viewBox="0 0 1600 1600" draw:points="0,-21600 800,-21600 400,-22000 0,-22000 400,-22400 800,-22400 400,-22800 0,-22400 0,-23200 400,-23200 800,-22800 800,-23200 1600,-23200 1600,-22800 1200,-22800 1200,-22400 800,-22000 1200,-21600 1200,-22000 1600,-22400 1600,-22000 1600,-21600">
            <text:p/>
          </draw:polyline>
          <draw:polyline draw:style-name="gr1" draw:text-style-name="P1" draw:layer="layout" svg:width="1.599cm" svg:height="1.599cm" svg:x="2cm" svg:y="18.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4cm" svg:y="18.1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46) translate (6cm 19.7000000000033cm)" svg:viewBox="0 0 1600 1600" draw:points="0,13600 800,13600 400,13200 0,13200 400,12800 800,12800 400,12400 0,12800 0,12000 400,12000 800,12400 800,12000 1600,12000 1600,12400 1200,12400 1200,12800 800,13200 1200,13600 1200,13200 1600,12800 1600,13200 1600,13600">
            <text:p/>
          </draw:polyline>
          <draw:polyline draw:style-name="gr1" draw:text-style-name="P1" draw:layer="layout" svg:width="-1.599cm" svg:height="-1.599cm" svg:x="9.6cm" svg:y="19.7cm" svg:viewBox="0 0 -1600 -1600" draw:points="0,-37800 800,-37800 400,-38200 0,-38200 400,-38600 800,-38600 400,-39000 0,-38600 0,-39400 400,-39400 800,-39000 800,-39400 1600,-39400 1600,-39000 1200,-39000 1200,-38600 800,-38200 1200,-37800 1200,-38200 1600,-38600 1600,-38200 1600,-37800">
            <text:p/>
          </draw:polyline>
          <draw:polyline draw:style-name="gr1" draw:text-style-name="P1" draw:layer="layout" svg:width="1.599cm" svg:height="1.599cm" draw:transform="rotate (-1.57079632679579) translate (11.6cm 18.099999999999cm)" svg:viewBox="0 0 1600 1600" draw:points="0,-21600 800,-21600 400,-22000 0,-22000 400,-22400 800,-22400 400,-22800 0,-22400 0,-23200 400,-23200 800,-22800 800,-23200 1600,-23200 1600,-22800 1200,-22800 1200,-22400 800,-22000 1200,-21600 1200,-22000 1600,-22400 1600,-22000 1600,-21600">
            <text:p/>
          </draw:polyline>
          <draw:line draw:style-name="gr8" draw:text-style-name="P1" draw:layer="layout" svg:x1="3.6cm" svg:y1="27.7cm" svg:x2="4cm" svg:y2="27.7cm">
            <text:p/>
          </draw:line>
          <draw:line draw:style-name="gr8" draw:text-style-name="P1" draw:layer="layout" svg:x1="5.6cm" svg:y1="27.7cm" svg:x2="6cm" svg:y2="27.7cm">
            <text:p/>
          </draw:line>
          <draw:line draw:style-name="gr8" draw:text-style-name="P1" draw:layer="layout" svg:x1="5.6cm" svg:y1="25.7cm" svg:x2="6cm" svg:y2="26.1cm">
            <text:p/>
          </draw:line>
          <draw:line draw:style-name="gr8" draw:text-style-name="P1" draw:layer="layout" svg:x1="3.6cm" svg:y1="25.7cm" svg:x2="4cm" svg:y2="25.7cm">
            <text:p/>
          </draw:line>
          <draw:line draw:style-name="gr8" draw:text-style-name="P1" draw:layer="layout" svg:x1="3.6cm" svg:y1="24.1cm" svg:x2="4cm" svg:y2="23.7cm">
            <text:p/>
          </draw:line>
          <draw:line draw:style-name="gr8" draw:text-style-name="P1" draw:layer="layout" svg:x1="5.6cm" svg:y1="23.7cm" svg:x2="6cm" svg:y2="23.7cm">
            <text:p/>
          </draw:line>
          <draw:line draw:style-name="gr8" draw:text-style-name="P1" draw:layer="layout" svg:x1="5.6cm" svg:y1="21.7cm" svg:x2="6cm" svg:y2="22.1cm">
            <text:p/>
          </draw:line>
          <draw:line draw:style-name="gr8" draw:text-style-name="P1" draw:layer="layout" svg:x1="3.6cm" svg:y1="22.1cm" svg:x2="4cm" svg:y2="21.7cm">
            <text:p/>
          </draw:line>
          <draw:line draw:style-name="gr8" draw:text-style-name="P1" draw:layer="layout" svg:x1="2cm" svg:y1="22.1cm" svg:x2="2cm" svg:y2="21.7cm">
            <text:p/>
          </draw:line>
          <draw:line draw:style-name="gr8" draw:text-style-name="P1" draw:layer="layout" svg:x1="2cm" svg:y1="20.1cm" svg:x2="2cm" svg:y2="19.7cm">
            <text:p/>
          </draw:line>
          <draw:line draw:style-name="gr8" draw:text-style-name="P1" draw:layer="layout" svg:x1="3.6cm" svg:y1="19.7cm" svg:x2="4cm" svg:y2="19.7cm">
            <text:p/>
          </draw:line>
          <draw:line draw:style-name="gr8" draw:text-style-name="P1" draw:layer="layout" svg:x1="5.6cm" svg:y1="19.7cm" svg:x2="6cm" svg:y2="20.1cm">
            <text:p/>
          </draw:line>
          <draw:line draw:style-name="gr8" draw:text-style-name="P1" draw:layer="layout" svg:x1="7.6cm" svg:y1="20.1cm" svg:x2="7.6cm" svg:y2="19.7cm">
            <text:p/>
          </draw:line>
          <draw:line draw:style-name="gr8" draw:text-style-name="P1" draw:layer="layout" svg:x1="7.6cm" svg:y1="18.1cm" svg:x2="8cm" svg:y2="18.1cm">
            <text:p/>
          </draw:line>
          <draw:line draw:style-name="gr8" draw:text-style-name="P1" draw:layer="layout" svg:x1="9.6cm" svg:y1="18.1cm" svg:x2="10cm" svg:y2="18.1cm">
            <text:p/>
          </draw:line>
          <draw:line draw:style-name="gr8" draw:text-style-name="P1" draw:layer="layout" svg:x1="10cm" svg:y1="19.7cm" svg:x2="10cm" svg:y2="20.1cm">
            <text:p/>
          </draw:line>
          <draw:line draw:style-name="gr8" draw:text-style-name="P1" draw:layer="layout" svg:x1="10cm" svg:y1="21.7cm" svg:x2="9.6cm" svg:y2="21.7cm">
            <text:p/>
          </draw:line>
          <draw:line draw:style-name="gr8" draw:text-style-name="P1" draw:layer="layout" svg:x1="8cm" svg:y1="21.7cm" svg:x2="8cm" svg:y2="22.1cm">
            <text:p/>
          </draw:line>
          <draw:line draw:style-name="gr8" draw:text-style-name="P1" draw:layer="layout" svg:x1="8cm" svg:y1="23.7cm" svg:x2="7.6cm" svg:y2="24.1cm">
            <text:p/>
          </draw:line>
          <draw:line draw:style-name="gr8" draw:text-style-name="P1" draw:layer="layout" svg:x1="7.6cm" svg:y1="25.7cm" svg:x2="8cm" svg:y2="26.1cm">
            <text:p/>
          </draw:line>
          <draw:line draw:style-name="gr8" draw:text-style-name="P1" draw:layer="layout" svg:x1="9.6cm" svg:y1="25.7cm" svg:x2="9.6cm" svg:y2="26.1cm">
            <text:p/>
          </draw:line>
          <draw:line draw:style-name="gr8" draw:text-style-name="P1" draw:layer="layout" svg:x1="10cm" svg:y1="23.7cm" svg:x2="9.6cm" svg:y2="24.1cm">
            <text:p/>
          </draw:line>
          <draw:line draw:style-name="gr8" draw:text-style-name="P1" draw:layer="layout" svg:x1="11.6cm" svg:y1="23.622cm" svg:x2="11.6cm" svg:y2="24.1cm">
            <text:p/>
          </draw:line>
          <draw:line draw:style-name="gr8" draw:text-style-name="P1" draw:layer="layout" svg:x1="11.6cm" svg:y1="25.7cm" svg:x2="11.6cm" svg:y2="26.1cm">
            <text:p/>
          </draw:line>
        </draw:g>
      </draw:page>
      <draw:page draw:name="page2" draw:style-name="dp1" draw:master-page-name="Default">
        <draw:polyline draw:style-name="gr7" draw:text-style-name="P1" draw:layer="layout" svg:width="7.999cm" svg:height="7.999cm" svg:x="3cm" svg:y="3cm" svg:viewBox="0 0 8000 8000" draw:points="0,8000 4000,8000 2000,6000 0,6000 2000,4000 4000,4000 2000,2000 0,4000 0,0 2000,0 4000,2000 4000,0 8000,0 8000,2000 6000,2000 6000,4000 4000,6000 6000,8000 6000,6000 8000,4000 8000,6000 8000,8000">
          <text:p/>
        </draw:polyline>
        <draw:g>
          <draw:polyline draw:style-name="gr1" draw:text-style-name="P1" draw:layer="layout" svg:width="1.599cm" svg:height="1.599cm" svg:x="2.2cm" svg:y="10.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4.2cm" svg:y="10.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7.8cm 10.199999999999cm)" svg:viewBox="0 0 1600 1600" draw:points="0,-14000 800,-14000 400,-14400 0,-14400 400,-14800 800,-14800 400,-15200 0,-14800 0,-15600 400,-15600 800,-15200 800,-15600 1600,-15600 1600,-15200 1200,-15200 1200,-14800 800,-14400 1200,-14000 1200,-14400 1600,-14800 1600,-14400 1600,-14000">
            <text:p/>
          </draw:polyline>
          <draw:polyline draw:style-name="gr1" draw:text-style-name="P1" draw:layer="layout" svg:width="-1.599cm" svg:height="-1.599cm" svg:x="9.8cm" svg:y="11.8cm" svg:viewBox="0 0 -1600 -1600" draw:points="0,-22000 800,-22000 400,-22400 0,-22400 400,-22800 800,-22800 400,-23200 0,-22800 0,-23600 400,-23600 800,-23200 800,-23600 1600,-23600 1600,-23200 1200,-23200 1200,-22800 800,-22400 1200,-22000 1200,-22400 1600,-22800 1600,-22400 1600,-22000">
            <text:p/>
          </draw:polyline>
          <draw:polyline draw:style-name="gr1" draw:text-style-name="P1" draw:layer="layout" svg:width="1.599cm" svg:height="1.599cm" draw:transform="rotate (1.5707963267946) translate (10.2cm 11.8000000000033cm)" svg:viewBox="0 0 1600 1600" draw:points="0,22000 800,22000 400,21600 0,21600 400,21200 800,21200 400,20800 0,21200 0,20400 400,20400 800,20800 800,20400 1600,20400 1600,20800 1200,20800 1200,21200 800,21600 1200,22000 1200,21600 1600,21200 1600,21600 1600,22000">
            <text:p/>
          </draw:polyline>
          <draw:polyline draw:style-name="gr1" draw:text-style-name="P1" draw:layer="layout" svg:width="1.599cm" svg:height="1.599cm" draw:transform="rotate (1.5707963267946) translate (2.2cm 9.80000000000333cm)" svg:viewBox="0 0 1600 1600" draw:points="0,6000 800,6000 400,5600 0,5600 400,5200 800,5200 400,4800 0,5200 0,4400 400,4400 800,4800 800,4400 1600,4400 1600,4800 1200,4800 1200,5200 800,5600 1200,6000 1200,5600 1600,5200 1600,5600 1600,6000">
            <text:p/>
          </draw:polyline>
          <draw:polyline draw:style-name="gr1" draw:text-style-name="P1" draw:layer="layout" svg:width="1.599cm" svg:height="1.599cm" svg:x="4.2cm" svg:y="8.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46) translate (6.2cm 9.80000000000333cm)" svg:viewBox="0 0 1600 1600" draw:points="0,14000 800,14000 400,13600 0,13600 400,13200 800,13200 400,12800 0,13200 0,12400 400,12400 800,12800 800,12400 1600,12400 1600,12800 1200,12800 1200,13200 800,13600 1200,14000 1200,13600 1600,13200 1600,13600 1600,14000">
            <text:p/>
          </draw:polyline>
          <draw:polyline draw:style-name="gr1" draw:text-style-name="P1" draw:layer="layout" svg:width="1.599cm" svg:height="1.599cm" draw:transform="rotate (1.5707963267946) translate (8.2cm 9.80000000000333cm)" svg:viewBox="0 0 1600 1600" draw:points="0,18000 800,18000 400,17600 0,17600 400,17200 800,17200 400,16800 0,17200 0,16400 400,16400 800,16800 800,16400 1600,16400 1600,16800 1200,16800 1200,17200 800,17600 1200,18000 1200,17600 1600,17200 1600,17600 1600,18000">
            <text:p/>
          </draw:polyline>
          <draw:polyline draw:style-name="gr1" draw:text-style-name="P1" draw:layer="layout" svg:width="1.599cm" svg:height="1.599cm" draw:transform="rotate (1.5707963267946) translate (10.2cm 9.80000000000333cm)" svg:viewBox="0 0 1600 1600" draw:points="0,22000 800,22000 400,21600 0,21600 400,21200 800,21200 400,20800 0,21200 0,20400 400,20400 800,20800 800,20400 1600,20400 1600,20800 1200,20800 1200,21200 800,21600 1200,22000 1200,21600 1600,21200 1600,21600 1600,22000">
            <text:p/>
          </draw:polyline>
          <draw:polyline draw:style-name="gr1" draw:text-style-name="P1" draw:layer="layout" svg:width="-1.599cm" svg:height="-1.599cm" svg:x="3.8cm" svg:y="7.8cm" svg:viewBox="0 0 -1600 -1600" draw:points="0,-14000 800,-14000 400,-14400 0,-14400 400,-14800 800,-14800 400,-15200 0,-14800 0,-15600 400,-15600 800,-15200 800,-15600 1600,-15600 1600,-15200 1200,-15200 1200,-14800 800,-14400 1200,-14000 1200,-14400 1600,-14800 1600,-14400 1600,-14000">
            <text:p/>
          </draw:polyline>
          <draw:polyline draw:style-name="gr1" draw:text-style-name="P1" draw:layer="layout" svg:width="1.599cm" svg:height="1.599cm" svg:x="4.2cm" svg:y="6.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7.8cm 6.19999999999906cm)" svg:viewBox="0 0 1600 1600" draw:points="0,-14000 800,-14000 400,-14400 0,-14400 400,-14800 800,-14800 400,-15200 0,-14800 0,-15600 400,-15600 800,-15200 800,-15600 1600,-15600 1600,-15200 1200,-15200 1200,-14800 800,-14400 1200,-14000 1200,-14400 1600,-14800 1600,-14400 1600,-14000">
            <text:p/>
          </draw:polyline>
          <draw:polyline draw:style-name="gr1" draw:text-style-name="P1" draw:layer="layout" svg:width="1.599cm" svg:height="1.599cm" draw:transform="rotate (-1.57079632679579) translate (9.8cm 6.19999999999906cm)" svg:viewBox="0 0 1600 1600" draw:points="0,-18000 800,-18000 400,-18400 0,-18400 400,-18800 800,-18800 400,-19200 0,-18800 0,-19600 400,-19600 800,-19200 800,-19600 1600,-19600 1600,-19200 1200,-19200 1200,-18800 800,-18400 1200,-18000 1200,-18400 1600,-18800 1600,-18400 1600,-18000">
            <text:p/>
          </draw:polyline>
          <draw:polyline draw:style-name="gr1" draw:text-style-name="P1" draw:layer="layout" svg:width="1.599cm" svg:height="1.599cm" svg:x="10.2cm" svg:y="6.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3.8cm 4.19999999999906cm)" svg:viewBox="0 0 1600 1600" draw:points="0,-6000 800,-6000 400,-6400 0,-6400 400,-6800 800,-6800 400,-7200 0,-6800 0,-7600 400,-7600 800,-7200 800,-7600 1600,-7600 1600,-7200 1200,-7200 1200,-6800 800,-6400 1200,-6000 1200,-6400 1600,-6800 1600,-6400 1600,-6000">
            <text:p/>
          </draw:polyline>
          <draw:polyline draw:style-name="gr1" draw:text-style-name="P1" draw:layer="layout" svg:width="1.599cm" svg:height="1.599cm" svg:x="4.2cm" svg:y="4.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7.8cm" svg:y="5.8cm" svg:viewBox="0 0 -1600 -1600" draw:points="0,-10000 800,-10000 400,-10400 0,-10400 400,-10800 800,-10800 400,-11200 0,-10800 0,-11600 400,-11600 800,-11200 800,-11600 1600,-11600 1600,-11200 1200,-11200 1200,-10800 800,-10400 1200,-10000 1200,-10400 1600,-10800 1600,-10400 1600,-10000">
            <text:p/>
          </draw:polyline>
          <draw:polyline draw:style-name="gr1" draw:text-style-name="P1" draw:layer="layout" svg:width="1.599cm" svg:height="1.599cm" svg:x="8.2cm" svg:y="4.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579) translate (11.8cm 4.19999999999906cm)" svg:viewBox="0 0 1600 1600" draw:points="0,-22000 800,-22000 400,-22400 0,-22400 400,-22800 800,-22800 400,-23200 0,-22800 0,-23600 400,-23600 800,-23200 800,-23600 1600,-23600 1600,-23200 1200,-23200 1200,-22800 800,-22400 1200,-22000 1200,-22400 1600,-22800 1600,-22400 1600,-22000">
            <text:p/>
          </draw:polyline>
          <draw:polyline draw:style-name="gr1" draw:text-style-name="P1" draw:layer="layout" svg:width="1.599cm" svg:height="1.599cm" svg:x="2.2cm" svg:y="2.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svg:x="4.2cm" svg:y="2.2cm" svg:viewBox="0 0 1600 1600" draw:points="0,1600 800,1600 400,1200 0,1200 400,800 800,800 400,400 0,800 0,0 400,0 800,400 800,0 1600,0 1600,400 1200,400 1200,800 800,1200 1200,1600 1200,1200 1600,800 1600,1200 1600,1600">
            <text:p/>
          </draw:polyline>
          <draw:polyline draw:style-name="gr1" draw:text-style-name="P1" draw:layer="layout" svg:width="1.599cm" svg:height="1.599cm" draw:transform="rotate (1.5707963267946) translate (6.2cm 3.80000000000332cm)" svg:viewBox="0 0 1600 1600" draw:points="0,14000 800,14000 400,13600 0,13600 400,13200 800,13200 400,12800 0,13200 0,12400 400,12400 800,12800 800,12400 1600,12400 1600,12800 1200,12800 1200,13200 800,13600 1200,14000 1200,13600 1600,13200 1600,13600 1600,14000">
            <text:p/>
          </draw:polyline>
          <draw:polyline draw:style-name="gr1" draw:text-style-name="P1" draw:layer="layout" svg:width="-1.599cm" svg:height="-1.599cm" svg:x="9.8cm" svg:y="3.8cm" svg:viewBox="0 0 -1600 -1600" draw:points="0,-6000 800,-6000 400,-6400 0,-6400 400,-6800 800,-6800 400,-7200 0,-6800 0,-7600 400,-7600 800,-7200 800,-7600 1600,-7600 1600,-7200 1200,-7200 1200,-6800 800,-6400 1200,-6000 1200,-6400 1600,-6800 1600,-6400 1600,-6000">
            <text:p/>
          </draw:polyline>
          <draw:polyline draw:style-name="gr1" draw:text-style-name="P1" draw:layer="layout" svg:width="1.599cm" svg:height="1.599cm" draw:transform="rotate (-1.57079632679579) translate (11.8cm 2.19999999999906cm)" svg:viewBox="0 0 1600 1600" draw:points="0,-22000 800,-22000 400,-22400 0,-22400 400,-22800 800,-22800 400,-23200 0,-22800 0,-23600 400,-23600 800,-23200 800,-23600 1600,-23600 1600,-23200 1200,-23200 1200,-22800 800,-22400 1200,-22000 1200,-22400 1600,-22800 1600,-22400 1600,-22000">
            <text:p/>
          </draw:polyline>
          <draw:line draw:style-name="gr8" draw:text-style-name="P1" draw:layer="layout" svg:x1="3.8cm" svg:y1="11.8cm" svg:x2="4.2cm" svg:y2="11.8cm">
            <text:p/>
          </draw:line>
          <draw:line draw:style-name="gr8" draw:text-style-name="P1" draw:layer="layout" svg:x1="5.8cm" svg:y1="11.8cm" svg:x2="6.2cm" svg:y2="11.8cm">
            <text:p/>
          </draw:line>
          <draw:line draw:style-name="gr8" draw:text-style-name="P1" draw:layer="layout" svg:x1="5.8cm" svg:y1="9.8cm" svg:x2="6.2cm" svg:y2="10.2cm">
            <text:p/>
          </draw:line>
          <draw:line draw:style-name="gr8" draw:text-style-name="P1" draw:layer="layout" svg:x1="3.8cm" svg:y1="9.8cm" svg:x2="4.2cm" svg:y2="9.8cm">
            <text:p/>
          </draw:line>
          <draw:line draw:style-name="gr8" draw:text-style-name="P1" draw:layer="layout" svg:x1="3.8cm" svg:y1="8.2cm" svg:x2="4.2cm" svg:y2="7.8cm">
            <text:p/>
          </draw:line>
          <draw:line draw:style-name="gr8" draw:text-style-name="P1" draw:layer="layout" svg:x1="5.8cm" svg:y1="7.8cm" svg:x2="6.2cm" svg:y2="7.8cm">
            <text:p/>
          </draw:line>
          <draw:line draw:style-name="gr8" draw:text-style-name="P1" draw:layer="layout" svg:x1="5.8cm" svg:y1="5.8cm" svg:x2="6.2cm" svg:y2="6.2cm">
            <text:p/>
          </draw:line>
          <draw:line draw:style-name="gr8" draw:text-style-name="P1" draw:layer="layout" svg:x1="3.8cm" svg:y1="6.2cm" svg:x2="4.2cm" svg:y2="5.8cm">
            <text:p/>
          </draw:line>
          <draw:line draw:style-name="gr8" draw:text-style-name="P1" draw:layer="layout" svg:x1="2.2cm" svg:y1="6.2cm" svg:x2="2.2cm" svg:y2="5.8cm">
            <text:p/>
          </draw:line>
          <draw:line draw:style-name="gr8" draw:text-style-name="P1" draw:layer="layout" svg:x1="2.2cm" svg:y1="4.2cm" svg:x2="2.2cm" svg:y2="3.8cm">
            <text:p/>
          </draw:line>
          <draw:line draw:style-name="gr8" draw:text-style-name="P1" draw:layer="layout" svg:x1="3.8cm" svg:y1="3.8cm" svg:x2="4.2cm" svg:y2="3.8cm">
            <text:p/>
          </draw:line>
          <draw:line draw:style-name="gr8" draw:text-style-name="P1" draw:layer="layout" svg:x1="5.8cm" svg:y1="3.8cm" svg:x2="6.2cm" svg:y2="4.2cm">
            <text:p/>
          </draw:line>
          <draw:line draw:style-name="gr8" draw:text-style-name="P1" draw:layer="layout" svg:x1="7.8cm" svg:y1="4.2cm" svg:x2="7.8cm" svg:y2="3.8cm">
            <text:p/>
          </draw:line>
          <draw:line draw:style-name="gr8" draw:text-style-name="P1" draw:layer="layout" svg:x1="7.8cm" svg:y1="2.2cm" svg:x2="8.2cm" svg:y2="2.2cm">
            <text:p/>
          </draw:line>
          <draw:line draw:style-name="gr8" draw:text-style-name="P1" draw:layer="layout" svg:x1="9.8cm" svg:y1="2.2cm" svg:x2="10.2cm" svg:y2="2.2cm">
            <text:p/>
          </draw:line>
          <draw:line draw:style-name="gr8" draw:text-style-name="P1" draw:layer="layout" svg:x1="10.2cm" svg:y1="3.8cm" svg:x2="10.2cm" svg:y2="4.2cm">
            <text:p/>
          </draw:line>
          <draw:line draw:style-name="gr8" draw:text-style-name="P1" draw:layer="layout" svg:x1="10.2cm" svg:y1="5.8cm" svg:x2="9.8cm" svg:y2="5.8cm">
            <text:p/>
          </draw:line>
          <draw:line draw:style-name="gr8" draw:text-style-name="P1" draw:layer="layout" svg:x1="8.2cm" svg:y1="5.8cm" svg:x2="8.2cm" svg:y2="6.2cm">
            <text:p/>
          </draw:line>
          <draw:line draw:style-name="gr8" draw:text-style-name="P1" draw:layer="layout" svg:x1="8.2cm" svg:y1="7.8cm" svg:x2="7.8cm" svg:y2="8.2cm">
            <text:p/>
          </draw:line>
          <draw:line draw:style-name="gr8" draw:text-style-name="P1" draw:layer="layout" svg:x1="7.8cm" svg:y1="9.8cm" svg:x2="8.2cm" svg:y2="10.2cm">
            <text:p/>
          </draw:line>
          <draw:line draw:style-name="gr8" draw:text-style-name="P1" draw:layer="layout" svg:x1="9.8cm" svg:y1="9.8cm" svg:x2="9.8cm" svg:y2="10.2cm">
            <text:p/>
          </draw:line>
          <draw:line draw:style-name="gr8" draw:text-style-name="P1" draw:layer="layout" svg:x1="10.2cm" svg:y1="7.8cm" svg:x2="9.8cm" svg:y2="8.2cm">
            <text:p/>
          </draw:line>
          <draw:line draw:style-name="gr8" draw:text-style-name="P1" draw:layer="layout" svg:x1="11.8cm" svg:y1="7.722cm" svg:x2="11.8cm" svg:y2="8.2cm">
            <text:p/>
          </draw:line>
          <draw:line draw:style-name="gr8" draw:text-style-name="P1" draw:layer="layout" svg:x1="11.8cm" svg:y1="9.8cm" svg:x2="11.8cm" svg:y2="10.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18.87</meta:creation-date>
    <meta:editing-duration>PT01H31M28S</meta:editing-duration>
    <meta:editing-cycles>5</meta:editing-cycles>
    <meta:generator>OpenOffice.org/3.2$Win32 OpenOffice.org_project/320m12$Build-9483</meta:generator>
    <dc:date>2010-07-09T19:54:58.69</dc:date>
    <dc:creator>C Q</dc:creator>
    <meta:document-statistic meta:object-count="119"/>
  </office:meta>
</office:document-meta>
</file>